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40pt" fo:font-weight="normal" officeooo:rsid="000713e7" officeooo:paragraph-rsid="000713e7" style:font-size-asian="40pt" style:font-weight-asian="normal" style:font-size-complex="4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</text:span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5:40:34.513405258</dc:date>
    <meta:editing-duration>PT1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